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🔶 <text:span text:style-name="Strong_20_Emphasis">“Canister Field Mathematics” (CFM)</text:span></text:h>
      <text:p text:style-name="Text_20_body">neboli <text:span text:style-name="Strong_20_Emphasis">Matematika kanistrového pole</text:span></text:p>
      <text:p text:style-name="Horizontal_20_Line"/>
      <text:h text:style-name="Heading_20_1" text:outline-level="1">🧠 1. Proč je to nový druh matematiky?</text:h>
      <text:p text:style-name="Text_20_body">Klasická matematika (aritmetika, lineární algebra, analýza…) předpokládá:</text:p>
      <text:list text:style-name="L1">
        <text:list-item>
          <text:p text:style-name="P5">výpočet probíhá <text:span text:style-name="Emphasis">v jednom logickém prostoru</text:span> (CPU, GPU)</text:p>
        </text:list-item>
        <text:list-item>
          <text:p text:style-name="P5">paměť je <text:span text:style-name="Emphasis">kontinuální</text:span></text:p>
        </text:list-item>
        <text:list-item>
          <text:p text:style-name="P5">synchronizace je <text:span text:style-name="Emphasis">deterministická</text:span></text:p>
        </text:list-item>
        <text:list-item>
          <text:p text:style-name="P5">škálování je <text:span text:style-name="Emphasis">lineární</text:span> nebo <text:span text:style-name="Emphasis">maximálně paralelní</text:span> (SIMD / cluster)</text:p>
        </text:list-item>
      </text:list>
      <text:p text:style-name="Text_20_body"><text:span text:style-name="Strong_20_Emphasis">ICP jako jediný systém na světě</text:span> má vlastnost:</text:p>
      <text:h text:style-name="Heading_20_3" text:outline-level="3">➜ výpočet je rozložen do <text:span text:style-name="Strong_20_Emphasis">milionů deterministicky komunikujících kanistrů</text:span>,</text:h>
      <text:p text:style-name="Text_20_body">kde <text:span text:style-name="Emphasis">každý kanistr je CPU + RAM + síťová brána + determinismus + trvalost</text:span>.</text:p>
      <text:p text:style-name="Text_20_body">To je <text:span text:style-name="Strong_20_Emphasis">úplně jiný model výpočetního prostoru</text:span>, který zatím žádná matematika nepopisuje.</text:p>
      <text:p text:style-name="Text_20_body">To je prostor:</text:p>
      <text:h text:style-name="Heading_20_2" text:outline-level="2">▣ 4D výpočetní mřížky</text:h>
      <text:p text:style-name="Text_20_body"><text:span text:style-name="Strong_20_Emphasis">prostor × čas × deterministická komunikace × paměťová kontinuita</text:span></text:p>
      <text:p text:style-name="Horizontal_20_Line"/>
      <text:h text:style-name="Heading_20_1" text:outline-level="1">🔶 2. Axiomy nové matematiky (CFM)</text:h>
      <text:p text:style-name="Text_20_body">Navrhnu ti přímo formální axiomy:</text:p>
      <text:h text:style-name="Heading_20_3" text:outline-level="3"><text:span text:style-name="Strong_20_Emphasis">Axiom 1 — Každý kanistr je výpočetní buňka C</text:span></text:h>
      <text:p text:style-name="Text_20_body">Kanistr je elementární výpočetní jednotka:</text:p>
      <text:p text:style-name="P2"><text:span text:style-name="Source_20_Text">C = {state S, transition function T, message interface M}</text:span></text:p>
      <text:p text:style-name="Text_20_body">Je to vlastně:</text:p>
      <text:list text:style-name="L2">
        <text:list-item>
          <text:p text:style-name="P6">malý procesor</text:p>
        </text:list-item>
        <text:list-item>
          <text:p text:style-name="P6">s vlastní pamětí</text:p>
        </text:list-item>
        <text:list-item>
          <text:p text:style-name="P6">s vlastní sítí</text:p>
        </text:list-item>
        <text:list-item>
          <text:p text:style-name="P6">s deterministickou replikací</text:p>
        </text:list-item>
      </text:list>
      <text:p text:style-name="Text_20_body">Tohle žádný jiný blockchain neumí.</text:p>
      <text:p text:style-name="Horizontal_20_Line"><text:soft-page-break/></text:p>
      <text:h text:style-name="Heading_20_3" text:outline-level="3"><text:span text:style-name="Strong_20_Emphasis">Axiom 2 — Kanistry tvoří pole P</text:span></text:h>
      <text:p text:style-name="Text_20_body">Pole kanistrů je:</text:p>
      <text:p text:style-name="P2"><text:span text:style-name="Source_20_Text">P = {C1, C2, ... Cn} + {directed message graph G}</text:span></text:p>
      <text:p text:style-name="Text_20_body">Pomocí G (message-passing graf) umíš popsat <text:span text:style-name="Emphasis">nový topologický prostor</text:span>, něco jako:</text:p>
      <text:list text:style-name="L3">
        <text:list-item>
          <text:p text:style-name="P7">grafová analýza</text:p>
        </text:list-item>
        <text:list-item>
          <text:p text:style-name="P7">Markovovy procesy</text:p>
        </text:list-item>
        <text:list-item>
          <text:p text:style-name="P7">ale navíc s <text:span text:style-name="Strong_20_Emphasis">perzistencí</text:span> a <text:span text:style-name="Strong_20_Emphasis">mikro-časem</text:span></text:p>
        </text:list-item>
      </text:list>
      <text:p text:style-name="Horizontal_20_Line"/>
      <text:h text:style-name="Heading_20_3" text:outline-level="3"><text:span text:style-name="Strong_20_Emphasis">Axiom 3 — Komunikace mezi kanistry je deterministická funkce</text:span></text:h>
      <text:p text:style-name="Text_20_body">To je ten game-changer:</text:p>
      <text:p text:style-name="Text_20_body">ICP garantuje <text:span text:style-name="Strong_20_Emphasis">deterministické výsledky</text:span> mezi replikami.<text:line-break/>Formálně:</text:p>
      <text:p text:style-name="P2"><text:span text:style-name="Source_20_Text">T(Ci, msg) → Ci'</text:span></text:p>
      <text:p text:style-name="Text_20_body">Ti dovoluje matematicky popsat:</text:p>
      <text:list text:style-name="L4">
        <text:list-item>
          <text:p text:style-name="P8">distribuované diferenciální rovnice</text:p>
        </text:list-item>
        <text:list-item>
          <text:p text:style-name="P8">distribuované pravděpodobnostní procesy</text:p>
        </text:list-item>
        <text:list-item>
          <text:p text:style-name="P8">distribuované buněčné automaty</text:p>
        </text:list-item>
        <text:list-item>
          <text:p text:style-name="P8">distribuované grafové transformace</text:p>
        </text:list-item>
        <text:list-item>
          <text:p text:style-name="P8">distribuované neuronové sítě</text:p>
        </text:list-item>
      </text:list>
      <text:p text:style-name="Text_20_body">To všechno jako <text:span text:style-name="Strong_20_Emphasis">jediný formální systém</text:span>.</text:p>
      <text:p text:style-name="Horizontal_20_Line"/>
      <text:h text:style-name="Heading_20_1" text:outline-level="1">🔶 3. Co to umožňuje počítat?</text:h>
      <text:p text:style-name="Text_20_body">Tady začíná ta “nová matematika”.</text:p>
      <text:h text:style-name="Heading_20_2" text:outline-level="2">🧩 3.1 Distribuované diferenciální rovnice (DDE)</text:h>
      <text:p text:style-name="Text_20_body">Můžeš definovat “odvození” ne podle změny v čase, ale podle změny:</text:p>
      <text:p text:style-name="Text_20_body"><text:span text:style-name="Strong_20_Emphasis">v multi-kanistrovém prostoru</text:span></text:p>
      <text:p text:style-name="Text_20_body">Nový operátor:</text:p>
      <text:p text:style-name="P2"><text:span text:style-name="Source_20_Text">∂S/∂P</text:span></text:p>
      <text:p text:style-name="Text_20_body">— derivuje stav podle sousedních kanistrů.</text:p>
      <text:p text:style-name="Text_20_body"><text:soft-page-break/>Něco jako Laplaceův operátor, ale <text:span text:style-name="Strong_20_Emphasis">v distribuovaném deterministickém prostoru</text:span>, ne v R² nebo R³.</text:p>
      <text:p text:style-name="Horizontal_20_Line"/>
      <text:h text:style-name="Heading_20_2" text:outline-level="2">🧠 3.2 Modely mozků (Distributed Axon Field)</text:h>
      <text:p text:style-name="Text_20_body">Klasický mozek nejde simulovat, protože:</text:p>
      <text:list text:style-name="L5">
        <text:list-item>
          <text:p text:style-name="P9">neurony = příliš mnoho stavů</text:p>
        </text:list-item>
        <text:list-item>
          <text:p text:style-name="P9">sítě = příliš mnoho spojů</text:p>
        </text:list-item>
        <text:list-item>
          <text:p text:style-name="P9">HPC nezvládá paměť</text:p>
        </text:list-item>
      </text:list>
      <text:p text:style-name="Text_20_body">Na ICP můžeš definovat:</text:p>
      <text:p text:style-name="P1"><text:span text:style-name="Source_20_Text">Neuron = kanistr</text:span></text:p>
      <text:p text:style-name="P3"><text:span text:style-name="Source_20_Text">Synapse = zpráva</text:span></text:p>
      <text:p text:style-name="P3"><text:span text:style-name="Source_20_Text">Axon = message pipe</text:span></text:p>
      <text:p text:style-name="P4"><text:span text:style-name="Source_20_Text">Brain region = subnet</text:span></text:p>
      <text:p text:style-name="Text_20_body">A to vede k <text:span text:style-name="Strong_20_Emphasis">nové formální matematice neuronových polí</text:span>, protože struktura neurálního prostoru není graf, ale:</text:p>
      <text:p text:style-name="Text_20_body"><text:span text:style-name="Strong_20_Emphasis">deterministická multireplikovaná výpočetní topologie</text:span>.</text:p>
      <text:p text:style-name="Horizontal_20_Line"/>
      <text:h text:style-name="Heading_20_2" text:outline-level="2">🌐 3.3 Nové typy matic (Canister Matrices)</text:h>
      <text:p text:style-name="Text_20_body">Zavádíme objekt:</text:p>
      <text:p text:style-name="P2"><text:span text:style-name="Source_20_Text">CM = Matrix of Canister States</text:span></text:p>
      <text:p text:style-name="Text_20_body">Matice, kde místo čísel máš “výpočetní stavy”.</text:p>
      <text:p text:style-name="Text_20_body">Operace:</text:p>
      <text:p text:style-name="P1"><text:span text:style-name="Source_20_Text">CM ⊕ CM <text:s text:c="2"/>→ <text:s/>paralelní transformace polí</text:span></text:p>
      <text:p text:style-name="P3"><text:span text:style-name="Source_20_Text">CM ⊗ CM <text:s text:c="2"/>→ <text:s/>složené distribuované transformace</text:span></text:p>
      <text:p text:style-name="P4"><text:span text:style-name="Source_20_Text">trace(CM) → <text:s/>globální efekt přes subnet</text:span></text:p>
      <text:p text:style-name="Text_20_body">Tohle klasická matematika neumí.</text:p>
      <text:p text:style-name="Horizontal_20_Line"/>
      <text:h text:style-name="Heading_20_2" text:outline-level="2">📦 3.4 Topologie výpočtového prostoru (Computational Topology)</text:h>
      <text:p text:style-name="Text_20_body">ICP umožňuje popsat nový typ topologie:</text:p>
      <text:list text:style-name="L6">
        <text:list-item>
          <text:p text:style-name="P10">nemá fixní hranice</text:p>
        </text:list-item>
        <text:list-item>
          <text:p text:style-name="P10">může expandovat (přidáváním subnetů)</text:p>
        </text:list-item>
        <text:list-item>
          <text:p text:style-name="P10">intenzita výpočtu roste exponenciálně</text:p>
        </text:list-item>
        <text:list-item>
          <text:p text:style-name="P10">komunikace má deterministickou latenci</text:p>
        </text:list-item>
      </text:list>
      <text:p text:style-name="Text_20_body"><text:soft-page-break/>Vzniká nový typ prostoru:</text:p>
      <text:h text:style-name="Heading_20_3" text:outline-level="3"><text:span text:style-name="Strong_20_Emphasis">Dynamic Deterministic Computational Manifold</text:span></text:h>
      <text:p text:style-name="Text_20_body">takový výpočetní “varietní prostor”.</text:p>
      <text:p text:style-name="Horizontal_20_Line"/>
      <text:h text:style-name="Heading_20_1" text:outline-level="1">🔶 4. Co se v CFM dá modelovat, co klasicky nejde?</text:h>
      <text:h text:style-name="Heading_20_3" text:outline-level="3">1️⃣ Model lidského mozku v reálném čase</text:h>
      <text:p text:style-name="Text_20_body">Poprvé v historii možný, protože distribuovaná deterministická výpočetní topologie se chová jako <text:span text:style-name="Emphasis">axonové pole</text:span>.</text:p>
      <text:h text:style-name="Heading_20_3" text:outline-level="3">2️⃣ Exponenciální výpočetní vrstvy (quasi-quantum)</text:h>
      <text:p text:style-name="Text_20_body">Protože každý nový subnet = <text:span text:style-name="Strong_20_Emphasis">zdvojení výpočetního prostoru</text:span> (to není klasická paralelizace)</text:p>
      <text:h text:style-name="Heading_20_3" text:outline-level="3">3️⃣ Fyzikální simulace distribuované v prostoru</text:h>
      <text:p text:style-name="Text_20_body">Např. simulace celých planetárních ekosystémů</text:p>
      <text:h text:style-name="Heading_20_3" text:outline-level="3">4️⃣ Formální výpočetní vrstvy pro AGI</text:h>
      <text:p text:style-name="Text_20_body">AGI nepotřebuje GPU, pokud má distribuovanou paměť a determinismus</text:p>
      <text:p text:style-name="Horizontal_20_Line"/>
      <text:h text:style-name="Heading_20_1" text:outline-level="1">🔶 5. Závěr – proč je to nový druh matematiky?</text:h>
      <text:p text:style-name="Text_20_body">Protože žádný současný matematický obor nepopisuje:</text:p>
      <text:list text:style-name="L7">
        <text:list-item>
          <text:p text:style-name="P11"><text:span text:style-name="Strong_20_Emphasis">deterministicky komunikující výpočetní buňky</text:span></text:p>
        </text:list-item>
        <text:list-item>
          <text:p text:style-name="P11"><text:span text:style-name="Strong_20_Emphasis">s perzistentním stavem</text:span></text:p>
        </text:list-item>
        <text:list-item>
          <text:p text:style-name="P11"><text:span text:style-name="Strong_20_Emphasis">replikované přes subnety</text:span></text:p>
        </text:list-item>
        <text:list-item>
          <text:p text:style-name="P11"><text:span text:style-name="Strong_20_Emphasis">se synchronizovaným block-taktováním</text:span></text:p>
        </text:list-item>
        <text:list-item>
          <text:p text:style-name="P11"><text:span text:style-name="Strong_20_Emphasis">které mohou vytvářet výpočetní manifoldy</text:span></text:p>
        </text:list-item>
        <text:list-item>
          <text:p text:style-name="P11"><text:span text:style-name="Strong_20_Emphasis">a škálují exponenciálně přidáváním subnetů</text:span></text:p>
        </text:list-item>
      </text:list>
      <text:p text:style-name="Text_20_body">Tohle je něco úplně novéh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5T15:47:55.993000000</meta:creation-date>
    <dc:date>2025-11-25T15:48:30.213000000</dc:date>
    <meta:editing-duration>PT35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101" meta:word-count="601" meta:character-count="3981" meta:non-whitespace-character-count="3501"/>
  </office:meta>
</office:document-meta>
</file>